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ce7"/>
    </style:style>
    <style:style style:name="P2" style:family="paragraph" style:parent-style-name="Standard">
      <style:text-properties officeooo:paragraph-rsid="00199ffc"/>
    </style:style>
    <style:style style:name="P3" style:family="paragraph" style:parent-style-name="Standard">
      <style:text-properties officeooo:rsid="001b66d8" officeooo:paragraph-rsid="001b66d8"/>
    </style:style>
    <style:style style:name="P4" style:family="paragraph" style:parent-style-name="Standard">
      <style:text-properties style:font-name="Liberation Serif" fo:font-weight="normal" officeooo:rsid="001b66d8" officeooo:paragraph-rsid="001b66d8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b66d8" officeooo:paragraph-rsid="001d040e" style:font-weight-asian="normal" style:font-weight-complex="normal"/>
    </style:style>
    <style:style style:name="P6" style:family="paragraph" style:parent-style-name="Standard">
      <style:text-properties officeooo:paragraph-rsid="00200817"/>
    </style:style>
    <style:style style:name="P7" style:family="paragraph" style:parent-style-name="Standard">
      <style:text-properties officeooo:paragraph-rsid="0020e2b8"/>
    </style:style>
    <style:style style:name="P8" style:family="paragraph" style:parent-style-name="Standard">
      <style:text-properties officeooo:paragraph-rsid="002bce39"/>
    </style:style>
    <style:style style:name="P9" style:family="paragraph" style:parent-style-name="Standard">
      <style:text-properties style:font-name="Liberation Mono" fo:font-weight="bold" officeooo:rsid="001b66d8" officeooo:paragraph-rsid="001b66d8" style:font-weight-asian="bold" style:font-weight-complex="bold"/>
    </style:style>
    <style:style style:name="T1" style:family="text">
      <style:text-properties officeooo:rsid="00193ce7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bold" officeooo:rsid="00199ffc" style:font-weight-asian="bold" style:font-weight-complex="bold"/>
    </style:style>
    <style:style style:name="T4" style:family="text">
      <style:text-properties style:font-name="Liberation Serif" fo:font-weight="normal" officeooo:rsid="00199ffc" style:font-weight-asian="normal" style:font-weight-complex="normal"/>
    </style:style>
    <style:style style:name="T5" style:family="text">
      <style:text-properties style:font-name="Liberation Serif" fo:font-weight="normal" officeooo:rsid="00200817" style:font-weight-asian="normal" style:font-weight-complex="normal"/>
    </style:style>
    <style:style style:name="T6" style:family="text">
      <style:text-properties style:font-name="Liberation Serif" fo:font-weight="normal" officeooo:rsid="0020e2b8" style:font-weight-asian="normal" style:font-weight-complex="normal"/>
    </style:style>
    <style:style style:name="T7" style:family="text">
      <style:text-properties style:font-name="Liberation Serif" fo:font-weight="normal" officeooo:rsid="002a5249" style:font-weight-asian="normal" style:font-weight-complex="normal"/>
    </style:style>
    <style:style style:name="T8" style:family="text">
      <style:text-properties style:font-name="Liberation Serif" fo:font-weight="normal" officeooo:rsid="001b66d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 fo:font-weight="bold" officeooo:rsid="00199ffc" style:font-weight-asian="bold" style:font-weight-complex="bold"/>
    </style:style>
    <style:style style:name="T12" style:family="text">
      <style:text-properties style:font-name="Liberation Mono" fo:font-weight="bold" officeooo:rsid="00193ce7" style:font-weight-asian="bold" style:font-weight-complex="bold"/>
    </style:style>
    <style:style style:name="T13" style:family="text">
      <style:text-properties style:font-name="Liberation Mono" fo:font-weight="bold" officeooo:rsid="001b66d8" style:font-weight-asian="bold" style:font-weight-complex="bold"/>
    </style:style>
    <style:style style:name="T14" style:family="text">
      <style:text-properties style:font-name="Liberation Mono" fo:font-weight="bold" officeooo:rsid="001ec1fb" style:font-weight-asian="bold" style:font-weight-complex="bold"/>
    </style:style>
    <style:style style:name="T15" style:family="text">
      <style:text-properties style:font-name="Liberation Mono" fo:font-weight="bold" officeooo:rsid="00200817" style:font-weight-asian="bold" style:font-weight-complex="bold"/>
    </style:style>
    <style:style style:name="T16" style:family="text">
      <style:text-properties style:font-name="Liberation Mono" fo:font-weight="bold" officeooo:rsid="0022e0d0" style:font-weight-asian="bold" style:font-weight-complex="bold"/>
    </style:style>
    <style:style style:name="T17" style:family="text">
      <style:text-properties style:font-name="Liberation Mono" fo:font-weight="bold" officeooo:rsid="00242d27" style:font-weight-asian="bold" style:font-weight-complex="bold"/>
    </style:style>
    <style:style style:name="T18" style:family="text">
      <style:text-properties style:font-name="Liberation Mono" fo:font-weight="bold" officeooo:rsid="0025d07e" style:font-weight-asian="bold" style:font-weight-complex="bold"/>
    </style:style>
    <style:style style:name="T19" style:family="text">
      <style:text-properties style:font-name="Liberation Mono" fo:font-weight="bold" officeooo:rsid="0031a2d1" style:font-weight-asian="bold" style:font-weight-complex="bold"/>
    </style:style>
    <style:style style:name="T20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Liberation Mono" fo:font-style="normal" fo:font-weight="bold" officeooo:rsid="001b66d8" style:font-style-asian="normal" style:font-weight-asian="bold" style:font-style-complex="normal" style:font-weight-complex="bold"/>
    </style:style>
    <style:style style:name="T22" style:family="text">
      <style:text-properties officeooo:rsid="001d04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ild : <text:span text:style-name="T10">sudo docker build -t app:latest .</text:span></text:p>
      <text:p text:style-name="P9"/>
      <text:p text:style-name="P8"><text:span text:style-name="T8">Build </text:span><text:span text:style-name="T7">(no cache)</text:span><text:span text:style-name="T8"> : </text:span><text:span text:style-name="T13">sudo docker build </text:span><text:span text:style-name="T20">--</text:span><text:span text:style-name="Emphasis"><text:span text:style-name="T20">no</text:span></text:span><text:span text:style-name="T20">-</text:span><text:span text:style-name="Emphasis"><text:span text:style-name="T20">cache</text:span></text:span><text:span text:style-name="T21"> </text:span><text:span text:style-name="T13">-t app:latest .</text:span></text:p>
      <text:p text:style-name="P9"/>
      <text:p text:style-name="P4">Run : <text:span text:style-name="T10">sudo docker run --name app</text:span><text:span text:style-name="T19">1</text:span><text:span text:style-name="T10"> -p 8000:5000 app:latest</text:span></text:p>
      <text:p text:style-name="P9"/>
      <text:p text:style-name="P5">Run <text:span text:style-name="T22">(autoremove)</text:span> :<text:span text:style-name="T9"> </text:span><text:span text:style-name="T10">sudo docker run --name app</text:span><text:span text:style-name="T19">1</text:span><text:span text:style-name="T10"> -</text:span><text:span text:style-name="T14">d</text:span><text:span text:style-name="T10"> -p 8000:5000 app:latest</text:span></text:p>
      <text:p text:style-name="P1"/>
      <text:p text:style-name="P1"><text:span text:style-name="T1">Open bash in container : </text:span><text:span text:style-name="T12">sudo </text:span><text:span text:style-name="Source_20_Text"><text:span text:style-name="T10">docker exec -t -i </text:span></text:span><text:span text:style-name="Source_20_Text"><text:span text:style-name="T13">23a32ce08569</text:span></text:span><text:span text:style-name="Source_20_Text"><text:span text:style-name="T10"> /bin/bash</text:span></text:span></text:p>
      <text:p text:style-name="P1"><text:span text:style-name="Source_20_Text"><text:span text:style-name="T2"/></text:span></text:p>
      <text:p text:style-name="P2"><text:span text:style-name="Source_20_Text"><text:span text:style-name="T5">Stop</text:span></text:span><text:span text:style-name="Source_20_Text"><text:span text:style-name="T4"> all containers</text:span></text:span><text:span text:style-name="Source_20_Text"><text:span text:style-name="T3"> :</text:span></text:span><text:span text:style-name="Source_20_Text"><text:span text:style-name="T11"> sudo docker kill $(sudo docker ps -q)</text:span></text:span></text:p>
      <text:p text:style-name="P2"><text:span text:style-name="Source_20_Text"><text:span text:style-name="T11"/></text:span></text:p>
      <text:p text:style-name="P6"><text:span text:style-name="Source_20_Text"><text:span text:style-name="T4">Remo</text:span></text:span><text:span text:style-name="Source_20_Text"><text:span text:style-name="T5">ve</text:span></text:span><text:span text:style-name="Source_20_Text"><text:span text:style-name="T4"> all containers</text:span></text:span><text:span text:style-name="Source_20_Text"><text:span text:style-name="T3"> :</text:span></text:span><text:span text:style-name="Source_20_Text"><text:span text:style-name="T11"> sudo docker </text:span></text:span><text:span text:style-name="Source_20_Text"><text:span text:style-name="T15">rm</text:span></text:span><text:span text:style-name="Source_20_Text"><text:span text:style-name="T11"> $(sudo docker ps -</text:span></text:span><text:span text:style-name="Source_20_Text"><text:span text:style-name="T17">a</text:span></text:span><text:span text:style-name="Source_20_Text"><text:span text:style-name="T11"> -q)</text:span></text:span></text:p>
      <text:p text:style-name="P6"><text:span text:style-name="Source_20_Text"><text:span text:style-name="T11"/></text:span></text:p>
      <text:p text:style-name="P7"><text:span text:style-name="Source_20_Text"><text:span text:style-name="T4">Remo</text:span></text:span><text:span text:style-name="Source_20_Text"><text:span text:style-name="T5">ve</text:span></text:span><text:span text:style-name="Source_20_Text"><text:span text:style-name="T4"> all </text:span></text:span><text:span text:style-name="Source_20_Text"><text:span text:style-name="T6">docker images</text:span></text:span><text:span text:style-name="Source_20_Text"><text:span text:style-name="T3"> :</text:span></text:span><text:span text:style-name="Source_20_Text"><text:span text:style-name="T11"> sudo docker </text:span></text:span><text:span text:style-name="Source_20_Text"><text:span text:style-name="T15">rm</text:span></text:span><text:span text:style-name="Source_20_Text"><text:span text:style-name="T16">i</text:span></text:span><text:span text:style-name="Source_20_Text"><text:span text:style-name="T11"> $(sudo </text:span></text:span><text:span text:style-name="Source_20_Text"><text:span text:style-name="T18">docker</text:span></text:span><text:span text:style-name="Source_20_Text"><text:span text:style-name="T11"> </text:span></text:span><text:span text:style-name="Source_20_Text"><text:span text:style-name="T17">images</text:span></text:span><text:span text:style-name="Source_20_Text"><text:span text:style-name="T11"> -q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59:49.507576884</meta:creation-date>
    <meta:generator>LibreOffice/6.0.7.3$Linux_X86_64 LibreOffice_project/00m0$Build-3</meta:generator>
    <dc:date>2020-04-23T16:29:46.327904040</dc:date>
    <meta:editing-duration>PT28M24S</meta:editing-duration>
    <meta:editing-cycles>14</meta:editing-cycles>
    <meta:document-statistic meta:table-count="0" meta:image-count="0" meta:object-count="0" meta:page-count="1" meta:paragraph-count="8" meta:word-count="91" meta:character-count="492" meta:non-whitespace-character-count="412"/>
  </office:meta>
</office:document-meta>
</file>